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8cm" fo:min-width="1.057cm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1.057cm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1.058cm" fo:padding-top="0.137cm" fo:padding-bottom="0.137cm" fo:padding-left="0.262cm" fo:padding-right="0.262cm"/>
    </style:style>
    <style:style style:name="gr4" style:family="graphic" style:parent-style-name="standard">
      <style:graphic-properties svg:stroke-width="0.025cm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5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157cm" fo:min-width="0cm" fo:padding-top="0.137cm" fo:padding-bottom="0.137cm" fo:padding-left="0.262cm" fo:padding-right="0.262cm"/>
    </style:style>
    <style:style style:name="gr6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7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777cm"/>
    </style:style>
    <style:style style:name="gr8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49cm"/>
    </style:style>
    <style:style style:name="gr9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11cm"/>
    </style:style>
    <style:style style:name="gr10" style:family="graphic" style:parent-style-name="objectwithoutfill">
      <style:graphic-properties svg:stroke-width="0.025cm" draw:marker-start-width="0.062cm" draw:marker-end-width="0.062cm" draw:fill="none" draw:textarea-vertical-align="middle" fo:padding-top="0.137cm" fo:padding-bottom="0.137cm" fo:padding-left="0.262cm" fo:padding-right="0.262cm"/>
    </style:style>
    <style:style style:name="gr11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056cm"/>
    </style:style>
    <style:style style:name="gr12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407cm"/>
    </style:style>
    <style:style style:name="gr13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361cm"/>
    </style:style>
    <style:style style:name="gr14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83cm"/>
    </style:style>
    <style:style style:name="gr15" style:family="graphic" style:parent-style-name="objectwithoutfill">
      <style:graphic-properties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16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0.89cm" fo:padding-top="0.137cm" fo:padding-bottom="0.137cm" fo:padding-left="0.262cm" fo:padding-right="0.26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5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8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16cm"/>
    </style:style>
    <style:style style:name="gr21" style:family="graphic" style:parent-style-name="objectwithoutfill">
      <style:graphic-properties svg:stroke-width="0.018cm" svg:stroke-color="#0066b3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22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299cm" fo:min-width="0.114cm" fo:padding-top="0.137cm" fo:padding-bottom="0.137cm" fo:padding-left="0.262cm" fo:padding-right="0.262cm"/>
    </style:style>
    <style:style style:name="gr23" style:family="graphic" style:parent-style-name="objectwithoutfill">
      <style:graphic-properties draw:stroke="solid" draw:stroke-dash="Fine_20_Dashed" svg:stroke-width="0.025cm" svg:stroke-color="#ed1c24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24" style:family="graphic" style:parent-style-name="standard">
      <style:graphic-properties draw:stroke="none" svg:stroke-color="#000000" draw:fill="none" draw:fill-color="#ffffff" fo:min-height="0.71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35cm" svg:height="0.88cm" svg:x="3.2cm" svg:y="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9.365cm" svg:y="3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6.248cm" svg:y="3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35cm" svg:height="0.88cm" svg:x="9.297cm" svg:y="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6.248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3.268cm" svg:y="3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78cm" svg:height="0.61cm" svg:x="3.945cm" svg:y="1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3.946cm" svg:y="1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0.042cm" svg:y="2.4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0.042cm" svg:y="1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6.926cm" svg:y="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6.858cm" svg:y="1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8cm" svg:height="0.61cm" svg:x="3.945cm" svg:y="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277cm" svg:height="0.962cm" svg:x="3.681cm" svg:y="1.252cm">
          <draw:text-box>
            <text:p>T1</text:p>
          </draw:text-box>
        </draw:frame>
        <draw:frame draw:style-name="gr7" draw:text-style-name="P2" draw:layer="layout" svg:width="1.277cm" svg:height="0.962cm" svg:x="3.681cm" svg:y="2.235cm">
          <draw:text-box>
            <text:p>A3</text:p>
          </draw:text-box>
        </draw:frame>
        <draw:frame draw:style-name="gr7" draw:text-style-name="P2" draw:layer="layout" svg:width="1.277cm" svg:height="0.962cm" svg:x="6.658cm" svg:y="1.381cm">
          <draw:text-box>
            <text:p>A1</text:p>
          </draw:text-box>
        </draw:frame>
        <draw:frame draw:style-name="gr8" draw:text-style-name="P2" draw:layer="layout" svg:width="1.349cm" svg:height="0.962cm" svg:x="6.726cm" svg:y="2.235cm">
          <draw:text-box>
            <text:p>T2</text:p>
          </draw:text-box>
        </draw:frame>
        <draw:frame draw:style-name="gr8" draw:text-style-name="P2" draw:layer="layout" svg:width="1.349cm" svg:height="0.962cm" svg:x="9.742cm" svg:y="1.287cm">
          <draw:text-box>
            <text:p>G1</text:p>
          </draw:text-box>
        </draw:frame>
        <draw:frame draw:style-name="gr9" draw:text-style-name="P2" draw:layer="layout" svg:width="1.311cm" svg:height="0.962cm" svg:x="9.742cm" svg:y="2.303cm">
          <draw:text-box>
            <text:p>C3</text:p>
          </draw:text-box>
        </draw:frame>
        <draw:line draw:style-name="gr10" draw:text-style-name="P1" draw:layer="layout" svg:x1="4.352cm" svg:y1="1.048cm" svg:x2="4.352cm" svg:y2="1.387cm">
          <text:p/>
        </draw:line>
        <draw:line draw:style-name="gr10" draw:text-style-name="P1" draw:layer="layout" svg:x1="4.284cm" svg:y1="3.013cm" svg:x2="4.284cm" svg:y2="3.216cm">
          <text:p/>
        </draw:line>
        <draw:line draw:style-name="gr10" draw:text-style-name="P1" draw:layer="layout" svg:x1="4.284cm" svg:y1="1.997cm" svg:x2="4.284cm" svg:y2="2.403cm">
          <text:p/>
        </draw:line>
        <draw:line draw:style-name="gr10" draw:text-style-name="P1" draw:layer="layout" svg:x1="7.197cm" svg:y1="0.981cm" svg:x2="7.197cm" svg:y2="1.523cm">
          <text:p/>
        </draw:line>
        <draw:line draw:style-name="gr10" draw:text-style-name="P1" draw:layer="layout" svg:x1="7.265cm" svg:y1="3.013cm" svg:x2="7.265cm" svg:y2="3.284cm">
          <text:p/>
        </draw:line>
        <draw:line draw:style-name="gr10" draw:text-style-name="P1" draw:layer="layout" svg:x1="10.313cm" svg:y1="1.048cm" svg:x2="10.313cm" svg:y2="1.454cm">
          <text:p/>
        </draw:line>
        <draw:line draw:style-name="gr10" draw:text-style-name="P1" draw:layer="layout" svg:x1="10.448cm" svg:y1="3.081cm" svg:x2="10.448cm" svg:y2="3.284cm">
          <text:p/>
        </draw:line>
        <draw:line draw:style-name="gr10" draw:text-style-name="P1" draw:layer="layout" svg:x1="5.435cm" svg:y1="0.574cm" svg:x2="6.248cm" svg:y2="0.574cm">
          <text:p/>
        </draw:line>
        <draw:line draw:style-name="gr10" draw:text-style-name="P1" draw:layer="layout" svg:x1="8.484cm" svg:y1="0.574cm" svg:x2="9.297cm" svg:y2="0.574cm">
          <text:p/>
        </draw:line>
        <draw:line draw:style-name="gr10" draw:text-style-name="P1" draw:layer="layout" svg:x1="8.5cm" svg:y1="3.7cm" svg:x2="9.4cm" svg:y2="3.7cm">
          <text:p/>
        </draw:line>
        <draw:frame draw:style-name="gr11" draw:text-style-name="P2" draw:layer="layout" svg:width="1.556cm" svg:height="0.962cm" svg:x="3.645cm" svg:y="0.093cm">
          <draw:text-box>
            <text:p>dp2</text:p>
          </draw:text-box>
        </draw:frame>
        <draw:frame draw:style-name="gr12" draw:text-style-name="P2" draw:layer="layout" svg:width="1.907cm" svg:height="0.962cm" svg:x="9.742cm" svg:y="3.252cm">
          <draw:text-box>
            <text:p>dp10</text:p>
          </draw:text-box>
        </draw:frame>
        <draw:frame draw:style-name="gr11" draw:text-style-name="P2" draw:layer="layout" svg:width="1.556cm" svg:height="0.962cm" svg:x="6.594cm" svg:y="3.277cm">
          <draw:text-box>
            <text:p>dp9</text:p>
          </draw:text-box>
        </draw:frame>
        <draw:frame draw:style-name="gr11" draw:text-style-name="P2" draw:layer="layout" svg:width="1.556cm" svg:height="0.962cm" svg:x="3.544cm" svg:y="3.138cm">
          <draw:text-box>
            <text:p>dp8</text:p>
          </draw:text-box>
        </draw:frame>
        <draw:frame draw:style-name="gr11" draw:text-style-name="P2" draw:layer="layout" svg:width="1.556cm" svg:height="0.962cm" svg:x="9.574cm" svg:y="0.135cm">
          <draw:text-box>
            <text:p>dp4</text:p>
          </draw:text-box>
        </draw:frame>
        <draw:frame draw:style-name="gr11" draw:text-style-name="P2" draw:layer="layout" svg:width="1.556cm" svg:height="0.962cm" svg:x="6.458cm" svg:y="0.068cm">
          <draw:text-box>
            <text:p>dp3</text:p>
          </draw:text-box>
        </draw:frame>
        <draw:line draw:style-name="gr10" draw:text-style-name="P1" draw:layer="layout" svg:x1="10.381cm" svg:y1="2.065cm" svg:x2="10.381cm" svg:y2="2.471cm">
          <text:p/>
        </draw:line>
        <draw:custom-shape draw:style-name="gr1" draw:text-style-name="P1" draw:layer="layout" svg:width="2.235cm" svg:height="0.88cm" svg:x="0.152cm" svg:y="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0.22cm" svg:y="3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78cm" svg:height="0.61cm" svg:x="0.897cm" svg:y="1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0.898cm" svg:y="1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8cm" svg:height="0.61cm" svg:x="0.897cm" svg:y="2.4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draw:layer="layout" svg:width="1.311cm" svg:height="0.962cm" svg:x="0.633cm" svg:y="1.284cm">
          <draw:text-box>
            <text:p>C1</text:p>
          </draw:text-box>
        </draw:frame>
        <draw:frame draw:style-name="gr8" draw:text-style-name="P2" draw:layer="layout" svg:width="1.349cm" svg:height="0.962cm" svg:x="0.633cm" svg:y="2.267cm">
          <draw:text-box>
            <text:p>G2</text:p>
          </draw:text-box>
        </draw:frame>
        <draw:line draw:style-name="gr10" draw:text-style-name="P1" draw:layer="layout" svg:x1="1.304cm" svg:y1="1.08cm" svg:x2="1.304cm" svg:y2="1.419cm">
          <text:p/>
        </draw:line>
        <draw:line draw:style-name="gr10" draw:text-style-name="P1" draw:layer="layout" svg:x1="1.236cm" svg:y1="3.045cm" svg:x2="1.236cm" svg:y2="3.248cm">
          <text:p/>
        </draw:line>
        <draw:line draw:style-name="gr10" draw:text-style-name="P1" draw:layer="layout" svg:x1="1.236cm" svg:y1="2.029cm" svg:x2="1.236cm" svg:y2="2.435cm">
          <text:p/>
        </draw:line>
        <draw:line draw:style-name="gr10" draw:text-style-name="P1" draw:layer="layout" svg:x1="2.387cm" svg:y1="0.606cm" svg:x2="3.2cm" svg:y2="0.606cm">
          <text:p/>
        </draw:line>
        <draw:line draw:style-name="gr10" draw:text-style-name="P1" draw:layer="layout" svg:x1="2.455cm" svg:y1="3.722cm" svg:x2="3.3cm" svg:y2="3.7cm">
          <text:p/>
        </draw:line>
        <draw:frame draw:style-name="gr11" draw:text-style-name="P2" draw:layer="layout" svg:width="1.556cm" svg:height="0.962cm" svg:x="0.597cm" svg:y="0.125cm">
          <draw:text-box>
            <text:p>dp1</text:p>
          </draw:text-box>
        </draw:frame>
        <draw:frame draw:style-name="gr11" draw:text-style-name="P2" draw:layer="layout" svg:width="1.556cm" svg:height="0.962cm" svg:x="0.529cm" svg:y="3.216cm">
          <draw:text-box>
            <text:p>dp7</text:p>
          </draw:text-box>
        </draw:frame>
        <draw:custom-shape draw:style-name="gr2" draw:text-style-name="P1" draw:layer="layout" svg:width="2.235cm" svg:height="0.881cm" svg:x="15.465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12.348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35cm" svg:height="0.88cm" svg:x="15.397cm" svg:y="0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6.142cm" svg:y="2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6.142cm" svg:y="1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3.026cm" svg:y="2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12.958cm" svg:y="1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277cm" svg:height="0.962cm" svg:x="12.658cm" svg:y="1.342cm">
          <draw:text-box>
            <text:p>A2</text:p>
          </draw:text-box>
        </draw:frame>
        <draw:frame draw:style-name="gr8" draw:text-style-name="P2" draw:layer="layout" svg:width="1.349cm" svg:height="0.962cm" svg:x="12.726cm" svg:y="2.196cm">
          <draw:text-box>
            <text:p>G3</text:p>
          </draw:text-box>
        </draw:frame>
        <draw:frame draw:style-name="gr8" draw:text-style-name="P2" draw:layer="layout" svg:width="1.349cm" svg:height="0.962cm" svg:x="15.842cm" svg:y="1.248cm">
          <draw:text-box>
            <text:p>C2</text:p>
          </draw:text-box>
        </draw:frame>
        <draw:frame draw:style-name="gr8" draw:text-style-name="P2" draw:layer="layout" svg:width="1.349cm" svg:height="0.962cm" svg:x="15.842cm" svg:y="2.264cm">
          <draw:text-box>
            <text:p>G4</text:p>
          </draw:text-box>
        </draw:frame>
        <draw:line draw:style-name="gr10" draw:text-style-name="P1" draw:layer="layout" svg:x1="13.297cm" svg:y1="0.942cm" svg:x2="13.297cm" svg:y2="1.484cm">
          <text:p/>
        </draw:line>
        <draw:line draw:style-name="gr10" draw:text-style-name="P1" draw:layer="layout" svg:x1="13.365cm" svg:y1="2.974cm" svg:x2="13.365cm" svg:y2="3.245cm">
          <text:p/>
        </draw:line>
        <draw:line draw:style-name="gr10" draw:text-style-name="P1" draw:layer="layout" svg:x1="16.413cm" svg:y1="1.009cm" svg:x2="16.413cm" svg:y2="1.415cm">
          <text:p/>
        </draw:line>
        <draw:line draw:style-name="gr10" draw:text-style-name="P1" draw:layer="layout" svg:x1="16.548cm" svg:y1="3.042cm" svg:x2="16.548cm" svg:y2="3.245cm">
          <text:p/>
        </draw:line>
        <draw:line draw:style-name="gr10" draw:text-style-name="P1" draw:layer="layout" svg:x1="11.535cm" svg:y1="0.535cm" svg:x2="12.348cm" svg:y2="0.535cm">
          <text:p/>
        </draw:line>
        <draw:line draw:style-name="gr10" draw:text-style-name="P1" draw:layer="layout" svg:x1="14.584cm" svg:y1="0.535cm" svg:x2="15.397cm" svg:y2="0.535cm">
          <text:p/>
        </draw:line>
        <draw:line draw:style-name="gr10" draw:text-style-name="P1" draw:layer="layout" svg:x1="11.603cm" svg:y1="3.651cm" svg:x2="12.348cm" svg:y2="3.651cm">
          <text:p/>
        </draw:line>
        <draw:line draw:style-name="gr10" draw:text-style-name="P1" draw:layer="layout" svg:x1="14.584cm" svg:y1="3.651cm" svg:x2="15.465cm" svg:y2="3.651cm">
          <text:p/>
        </draw:line>
        <draw:frame draw:style-name="gr12" draw:text-style-name="P2" draw:layer="layout" svg:width="1.907cm" svg:height="0.962cm" svg:x="15.842cm" svg:y="3.213cm">
          <draw:text-box>
            <text:p>dp12</text:p>
          </draw:text-box>
        </draw:frame>
        <draw:frame draw:style-name="gr13" draw:text-style-name="P2" draw:layer="layout" svg:width="1.861cm" svg:height="0.962cm" svg:x="12.694cm" svg:y="3.138cm">
          <draw:text-box>
            <text:p>dp11</text:p>
          </draw:text-box>
        </draw:frame>
        <draw:frame draw:style-name="gr11" draw:text-style-name="P2" draw:layer="layout" svg:width="1.556cm" svg:height="0.962cm" svg:x="15.674cm" svg:y="0.096cm">
          <draw:text-box>
            <text:p>dp6</text:p>
          </draw:text-box>
        </draw:frame>
        <draw:frame draw:style-name="gr11" draw:text-style-name="P2" draw:layer="layout" svg:width="1.556cm" svg:height="0.962cm" svg:x="12.558cm" svg:y="0.029cm">
          <draw:text-box>
            <text:p>dp5</text:p>
          </draw:text-box>
        </draw:frame>
        <draw:line draw:style-name="gr10" draw:text-style-name="P1" draw:layer="layout" svg:x1="16.481cm" svg:y1="2.026cm" svg:x2="16.481cm" svg:y2="2.432cm">
          <text:p/>
        </draw:line>
        <draw:custom-shape draw:style-name="gr3" draw:text-style-name="P1" draw:layer="layout" svg:width="2.236cm" svg:height="0.881cm" svg:x="12.364cm" svg:y="0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7.2cm" svg:y1="2.1cm" svg:x2="7.2cm" svg:y2="2.4cm">
          <text:p/>
        </draw:line>
        <draw:frame draw:style-name="gr14" draw:text-style-name="P2" draw:layer="layout" svg:width="1.383cm" svg:height="0.962cm" svg:x="8.117cm" svg:y="1.438cm">
          <draw:text-box>
            <text:p>Me</text:p>
          </draw:text-box>
        </draw:frame>
        <draw:line draw:style-name="gr15" draw:text-style-name="P1" draw:layer="layout" svg:x1="7.5cm" svg:y1="1.9cm" svg:x2="8.3cm" svg:y2="1.9cm">
          <text:p/>
        </draw:line>
        <draw:custom-shape draw:style-name="gr16" draw:text-style-name="P1" draw:layer="layout" svg:width="2cm" svg:height="0.881cm" svg:x="10.9cm" svg:y="1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7.8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4.8cm" svg:y="4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14.465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2" draw:layer="layout" svg:width="1.455cm" svg:height="0.962cm" svg:x="10.945cm" svg:y="1.738cm">
          <draw:text-box>
            <text:p>MS</text:p>
          </draw:text-box>
        </draw:frame>
        <draw:frame draw:style-name="gr18" draw:text-style-name="P2" draw:layer="layout" svg:width="1.383cm" svg:height="0.962cm" svg:x="7.917cm" svg:y="4.4cm">
          <draw:text-box>
            <text:p>ML</text:p>
          </draw:text-box>
        </draw:frame>
        <draw:frame draw:style-name="gr19" draw:text-style-name="P2" draw:layer="layout" svg:width="1.488cm" svg:height="0.962cm" svg:x="5cm" svg:y="4.338cm">
          <draw:text-box>
            <text:p>MH</text:p>
          </draw:text-box>
        </draw:frame>
        <draw:frame draw:style-name="gr20" draw:text-style-name="P2" draw:layer="layout" svg:width="1.416cm" svg:height="0.962cm" svg:x="14.584cm" svg:y="4.338cm">
          <draw:text-box>
            <text:p>UD</text:p>
          </draw:text-box>
        </draw:frame>
        <draw:line draw:style-name="gr15" draw:text-style-name="P1" draw:layer="layout" svg:x1="12.5cm" svg:y1="1.9cm" svg:x2="12.926cm" svg:y2="1.784cm">
          <text:p/>
        </draw:line>
        <draw:line draw:style-name="gr15" draw:text-style-name="P1" draw:layer="layout" svg:x1="12.531cm" svg:y1="2.616cm" svg:x2="13.031cm" svg:y2="2.716cm">
          <text:p/>
        </draw:line>
        <draw:line draw:style-name="gr15" draw:text-style-name="P1" draw:layer="layout" svg:x1="9.7cm" svg:y1="4.5cm" svg:x2="11.6cm" svg:y2="2.7cm">
          <text:p/>
        </draw:line>
        <draw:line draw:style-name="gr15" draw:text-style-name="P1" draw:layer="layout" svg:x1="8.8cm" svg:y1="4.4cm" svg:x2="8.8cm" svg:y2="2.3cm">
          <text:p/>
        </draw:line>
        <draw:line draw:style-name="gr15" draw:text-style-name="P1" draw:layer="layout" svg:x1="7.8cm" svg:y1="4.8cm" svg:x2="7cm" svg:y2="4.8cm">
          <text:p/>
        </draw:line>
        <draw:line draw:style-name="gr21" draw:text-style-name="P1" draw:layer="layout" svg:x1="5.3cm" svg:y1="4.5cm" svg:x2="5.3cm" svg:y2="3.9cm">
          <text:p/>
        </draw:line>
        <draw:custom-shape draw:style-name="gr22" draw:text-style-name="P1" draw:layer="layout" svg:width="0.9cm" svg:height="0.809cm" svg:x="8.295cm" svg:y="1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" draw:layer="layout" svg:x1="5.5cm" svg:y1="3.7cm" svg:x2="6.3cm" svg:y2="3.7cm">
          <text:p/>
        </draw:line>
        <draw:frame draw:style-name="gr24" draw:text-style-name="P2" draw:layer="layout" svg:width="1.5cm" svg:height="0.962cm" svg:x="5.3cm" svg:y="3.038cm">
          <draw:text-box>
            <text:p>13</text:p>
          </draw:text-box>
        </draw:frame>
        <draw:frame draw:style-name="gr24" draw:text-style-name="P2" draw:layer="layout" svg:width="1.5cm" svg:height="0.962cm" svg:x="4.4cm" svg:y="3.838cm">
          <draw:text-box>
            <text:p>33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2T17:23:54.536527263</meta:creation-date>
    <dc:date>2021-11-29T12:44:47.098788586</dc:date>
    <meta:editing-duration>P10DT4H9M55S</meta:editing-duration>
    <meta:editing-cycles>42</meta:editing-cycles>
    <meta:generator>LibreOffice/6.0.7.3$Linux_X86_64 LibreOffice_project/00m0$Build-3</meta:generator>
    <meta:document-statistic meta:object-count="96"/>
  </office:meta>
</office:document-meta>
</file>